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38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66mm"/>
    </style:style>
    <style:style style:name="co5" style:family="table-column">
      <style:table-column-properties fo:break-before="auto" style:column-width="47.1mm"/>
    </style:style>
    <style:style style:name="co6" style:family="table-column">
      <style:table-column-properties fo:break-before="auto" style:column-width="55.83mm"/>
    </style:style>
    <style:style style:name="co7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37">
      <style:table-cell-properties fo:border="0.06pt solid #000000"/>
    </style:style>
    <style:style style:name="ce3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áficos" table:style-name="ta1">
        <table:shapes>
          <draw:frame draw:z-index="0" draw:style-name="gr1" draw:text-style-name="P1" svg:width="160.05mm" svg:height="90.05mm" svg:x="1.93mm" svg:y="4.24mm">
            <draw:object draw:notify-on-update-of-ranges="Dados.A1:Dados.A1 Dados.A2:Dados.A11 Dados.B1:Dados.B1 Dados.B2:Dados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8mm" svg:height="90.04mm" svg:x="164.45mm" svg:y="1.33mm">
            <draw:object draw:notify-on-update-of-ranges="Dados.D2:Dados.D11 Dados.E1:Dados.E1 Dados.E2:Dados.E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7.42mm" svg:height="61.63mm" svg:x="0mm" svg:y="99.35mm">
            <draw:object draw:notify-on-update-of-ranges="Dados.A14:Dados.A15 Dados.B13:Dados.B13 Dados.B14:Dados.B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42.32mm" svg:height="72.25mm" svg:x="1.93mm" svg:y="171.33mm">
            <draw:object draw:notify-on-update-of-ranges="Dados.D14:Dados.D41 Dados.E13:Dados.E13 Dados.E14:Dados.E4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table table:name="Dados" table:style-name="ta1"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3"/>
        <table:table-column table:style-name="co7" table:default-cell-style-name="Default"/>
        <table:table-row table:style-name="ro1"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Nº de Requisições</text:p>
          </table:table-cell>
          <table:table-cell/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Nº de Acessos</text:p>
          </table:table-cell>
        </table:table-row>
        <table:table-row table:style-name="ro1">
          <table:table-cell table:style-name="ce1" office:value-type="string" calcext:value-type="string">
            <text:p>piweba3y.prodigy.com</text:p>
          </table:table-cell>
          <table:table-cell table:style-name="ce1" office:value-type="float" office:value="17534" calcext:value-type="float">
            <text:p>17534</text:p>
          </table:table-cell>
          <table:table-cell/>
          <table:table-cell table:style-name="ce1" office:value-type="string" calcext:value-type="string">
            <text:p>/images/NASA-logosmall.gif</text:p>
          </table:table-cell>
          <table:table-cell table:style-name="ce1" office:value-type="float" office:value="110683" calcext:value-type="float">
            <text:p>110683</text:p>
          </table:table-cell>
        </table:table-row>
        <table:table-row table:style-name="ro1">
          <table:table-cell table:style-name="ce1" office:value-type="string" calcext:value-type="string">
            <text:p>piweba4y.prodigy.com</text:p>
          </table:table-cell>
          <table:table-cell table:style-name="ce1" office:value-type="float" office:value="11496" calcext:value-type="float">
            <text:p>11496</text:p>
          </table:table-cell>
          <table:table-cell/>
          <table:table-cell table:style-name="ce1" office:value-type="string" calcext:value-type="string">
            <text:p>/images/KSC-logosmall.gif</text:p>
          </table:table-cell>
          <table:table-cell table:style-name="ce1" office:value-type="float" office:value="89056" calcext:value-type="float">
            <text:p>89056</text:p>
          </table:table-cell>
        </table:table-row>
        <table:table-row table:style-name="ro1">
          <table:table-cell table:style-name="ce1" office:value-type="string" calcext:value-type="string">
            <text:p>piweba1y.prodigy.com</text:p>
          </table:table-cell>
          <table:table-cell table:style-name="ce1" office:value-type="float" office:value="9843" calcext:value-type="float">
            <text:p>9843</text:p>
          </table:table-cell>
          <table:table-cell/>
          <table:table-cell table:style-name="ce1" office:value-type="string" calcext:value-type="string">
            <text:p>/images/MOSAIC-logosmall.gif</text:p>
          </table:table-cell>
          <table:table-cell table:style-name="ce1" office:value-type="float" office:value="60189" calcext:value-type="float">
            <text:p>60189</text:p>
          </table:table-cell>
        </table:table-row>
        <table:table-row table:style-name="ro1">
          <table:table-cell table:style-name="ce1" office:value-type="string" calcext:value-type="string">
            <text:p>alyssa.prodigy.com</text:p>
          </table:table-cell>
          <table:table-cell table:style-name="ce1" office:value-type="float" office:value="7808" calcext:value-type="float">
            <text:p>7808</text:p>
          </table:table-cell>
          <table:table-cell/>
          <table:table-cell table:style-name="ce1" office:value-type="string" calcext:value-type="string">
            <text:p>/images/USA-logosmall.gif</text:p>
          </table:table-cell>
          <table:table-cell table:style-name="ce1" office:value-type="float" office:value="59739" calcext:value-type="float">
            <text:p>59739</text:p>
          </table:table-cell>
        </table:table-row>
        <table:table-row table:style-name="ro1">
          <table:table-cell table:style-name="ce1" office:value-type="string" calcext:value-type="string">
            <text:p>siltb10.orl.mmc.com</text:p>
          </table:table-cell>
          <table:table-cell table:style-name="ce1" office:value-type="float" office:value="7573" calcext:value-type="float">
            <text:p>7573</text:p>
          </table:table-cell>
          <table:table-cell/>
          <table:table-cell table:style-name="ce1" office:value-type="string" calcext:value-type="string">
            <text:p>/images/WORLD-logosmall.gif</text:p>
          </table:table-cell>
          <table:table-cell table:style-name="ce1" office:value-type="float" office:value="59217" calcext:value-type="float">
            <text:p>59217</text:p>
          </table:table-cell>
        </table:table-row>
        <table:table-row table:style-name="ro1">
          <table:table-cell table:style-name="ce1" office:value-type="string" calcext:value-type="string">
            <text:p>piweba2y.prodigy.com</text:p>
          </table:table-cell>
          <table:table-cell table:style-name="ce1" office:value-type="float" office:value="5908" calcext:value-type="float">
            <text:p>5908</text:p>
          </table:table-cell>
          <table:table-cell/>
          <table:table-cell table:style-name="ce1" office:value-type="string" calcext:value-type="string">
            <text:p>/images/ksclogo-medium.gif</text:p>
          </table:table-cell>
          <table:table-cell table:style-name="ce1" office:value-type="float" office:value="58521" calcext:value-type="float">
            <text:p>58521</text:p>
          </table:table-cell>
        </table:table-row>
        <table:table-row table:style-name="ro1">
          <table:table-cell table:style-name="ce1" office:value-type="string" calcext:value-type="string">
            <text:p>edams.ksc.nasa.gov</text:p>
          </table:table-cell>
          <table:table-cell table:style-name="ce1" office:value-type="float" office:value="5410" calcext:value-type="float">
            <text:p>5410</text:p>
          </table:table-cell>
          <table:table-cell/>
          <table:table-cell table:style-name="ce1" office:value-type="string" calcext:value-type="string">
            <text:p>/images/launch-logo.gif</text:p>
          </table:table-cell>
          <table:table-cell table:style-name="ce1" office:value-type="float" office:value="40657" calcext:value-type="float">
            <text:p>40657</text:p>
          </table:table-cell>
        </table:table-row>
        <table:table-row table:style-name="ro1">
          <table:table-cell table:style-name="ce1" office:value-type="string" calcext:value-type="string">
            <text:p>163.206.89.4</text:p>
          </table:table-cell>
          <table:table-cell table:style-name="ce1" office:value-type="float" office:value="4906" calcext:value-type="float">
            <text:p>4906</text:p>
          </table:table-cell>
          <table:table-cell/>
          <table:table-cell table:style-name="ce1" office:value-type="string" calcext:value-type="string">
            <text:p>/ksc.html</text:p>
          </table:table-cell>
          <table:table-cell table:style-name="ce1" office:value-type="float" office:value="40067" calcext:value-type="float">
            <text:p>40067</text:p>
          </table:table-cell>
        </table:table-row>
        <table:table-row table:style-name="ro1">
          <table:table-cell table:style-name="ce1" office:value-type="string" calcext:value-type="string">
            <text:p>news.ti.com</text:p>
          </table:table-cell>
          <table:table-cell table:style-name="ce1" office:value-type="float" office:value="4843" calcext:value-type="float">
            <text:p>4843</text:p>
          </table:table-cell>
          <table:table-cell/>
          <table:table-cell table:style-name="ce1" office:value-type="string" calcext:value-type="string">
            <text:p>/shuttle/countdown/</text:p>
          </table:table-cell>
          <table:table-cell table:style-name="ce1" office:value-type="float" office:value="39848" calcext:value-type="float">
            <text:p>39848</text:p>
          </table:table-cell>
        </table:table-row>
        <table:table-row table:style-name="ro1">
          <table:table-cell table:style-name="ce1" office:value-type="string" calcext:value-type="string">
            <text:p>disarray.demon.co.uk</text:p>
          </table:table-cell>
          <table:table-cell table:style-name="ce1" office:value-type="float" office:value="4230" calcext:value-type="float">
            <text:p>4230</text:p>
          </table:table-cell>
          <table:table-cell/>
          <table:table-cell table:style-name="ce1" office:value-type="string" calcext:value-type="string">
            <text:p>/images/ksclogosmall.gif</text:p>
          </table:table-cell>
          <table:table-cell table:style-name="ce1" office:value-type="float" office:value="33434" calcext:value-type="float">
            <text:p>33434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ês/Ano</text:p>
          </table:table-cell>
          <table:table-cell table:style-name="ce1" office:value-type="string" calcext:value-type="string">
            <text:p>Quantidade de bytes gastos</text:p>
          </table:table-cell>
          <table:table-cell/>
          <table:table-cell table:style-name="Default" office:value-type="string" calcext:value-type="string">
            <text:p>Dia</text:p>
          </table:table-cell>
          <table:table-cell office:value-type="string" calcext:value-type="string">
            <text:p>Bytes gasto</text:p>
          </table:table-cell>
        </table:table-row>
        <table:table-row table:style-name="ro1">
          <table:table-cell table:style-name="ce2" office:value-type="string" calcext:value-type="string">
            <text:p>Jul / 95</text:p>
          </table:table-cell>
          <table:table-cell table:style-name="ce1" office:value-type="float" office:value="38447930041" calcext:value-type="float">
            <text:p>38447930041</text:p>
          </table:table-cell>
          <table:table-cell/>
          <table:table-cell office:value-type="date" office:date-value="1995-07-01" calcext:value-type="date">
            <text:p>01/07/95</text:p>
          </table:table-cell>
          <table:table-cell office:value-type="float" office:value="1131571377" calcext:value-type="float">
            <text:p>1131571377</text:p>
          </table:table-cell>
        </table:table-row>
        <table:table-row table:style-name="ro1">
          <table:table-cell table:style-name="ce1" office:value-type="string" calcext:value-type="string">
            <text:p>Ago / 95</text:p>
          </table:table-cell>
          <table:table-cell table:style-name="ce1" office:value-type="float" office:value="26828341054" calcext:value-type="float">
            <text:p>26828341054</text:p>
          </table:table-cell>
          <table:table-cell/>
          <table:table-cell office:value-type="date" office:date-value="1995-07-02" calcext:value-type="date">
            <text:p>02/07/95</text:p>
          </table:table-cell>
          <table:table-cell office:value-type="float" office:value="1513450635" calcext:value-type="float">
            <text:p>1513450635</text:p>
          </table:table-cell>
        </table:table-row>
        <table:table-row table:style-name="ro1">
          <table:table-cell table:number-columns-repeated="3"/>
          <table:table-cell office:value-type="date" office:date-value="1995-07-03" calcext:value-type="date">
            <text:p>03/07/95</text:p>
          </table:table-cell>
          <table:table-cell office:value-type="float" office:value="2077454970" calcext:value-type="float">
            <text:p>2077454970</text:p>
          </table:table-cell>
        </table:table-row>
        <table:table-row table:style-name="ro1">
          <table:table-cell table:number-columns-repeated="3"/>
          <table:table-cell office:value-type="date" office:date-value="1995-07-04" calcext:value-type="date">
            <text:p>04/07/95</text:p>
          </table:table-cell>
          <table:table-cell office:value-type="float" office:value="1808048849" calcext:value-type="float">
            <text:p>1808048849</text:p>
          </table:table-cell>
        </table:table-row>
        <table:table-row table:style-name="ro1">
          <table:table-cell table:number-columns-repeated="3"/>
          <table:table-cell office:value-type="date" office:date-value="1995-07-05" calcext:value-type="date">
            <text:p>05/07/95</text:p>
          </table:table-cell>
          <table:table-cell office:value-type="float" office:value="2059450446" calcext:value-type="float">
            <text:p>2059450446</text:p>
          </table:table-cell>
        </table:table-row>
        <table:table-row table:style-name="ro1">
          <table:table-cell table:number-columns-repeated="3"/>
          <table:table-cell office:value-type="date" office:date-value="1995-07-06" calcext:value-type="date">
            <text:p>06/07/95</text:p>
          </table:table-cell>
          <table:table-cell office:value-type="float" office:value="2154095157" calcext:value-type="float">
            <text:p>2154095157</text:p>
          </table:table-cell>
        </table:table-row>
        <table:table-row table:style-name="ro1">
          <table:table-cell table:number-columns-repeated="3"/>
          <table:table-cell office:value-type="date" office:date-value="1995-07-07" calcext:value-type="date">
            <text:p>07/07/95</text:p>
          </table:table-cell>
          <table:table-cell office:value-type="float" office:value="2025709091" calcext:value-type="float">
            <text:p>2025709091</text:p>
          </table:table-cell>
        </table:table-row>
        <table:table-row table:style-name="ro1">
          <table:table-cell table:number-columns-repeated="3"/>
          <table:table-cell office:value-type="date" office:date-value="1995-07-08" calcext:value-type="date">
            <text:p>08/07/95</text:p>
          </table:table-cell>
          <table:table-cell office:value-type="float" office:value="973806364" calcext:value-type="float">
            <text:p>973806364</text:p>
          </table:table-cell>
        </table:table-row>
        <table:table-row table:style-name="ro1">
          <table:table-cell table:number-columns-repeated="3"/>
          <table:table-cell office:value-type="date" office:date-value="1995-07-09" calcext:value-type="date">
            <text:p>09/07/95</text:p>
          </table:table-cell>
          <table:table-cell office:value-type="float" office:value="780420575" calcext:value-type="float">
            <text:p>780420575</text:p>
          </table:table-cell>
        </table:table-row>
        <table:table-row table:style-name="ro1">
          <table:table-cell table:number-columns-repeated="3"/>
          <table:table-cell office:value-type="date" office:date-value="1995-07-10" calcext:value-type="date">
            <text:p>10/07/95</text:p>
          </table:table-cell>
          <table:table-cell office:value-type="float" office:value="1333990904" calcext:value-type="float">
            <text:p>1333990904</text:p>
          </table:table-cell>
        </table:table-row>
        <table:table-row table:style-name="ro1">
          <table:table-cell table:number-columns-repeated="3"/>
          <table:table-cell office:value-type="date" office:date-value="1995-07-11" calcext:value-type="date">
            <text:p>11/07/95</text:p>
          </table:table-cell>
          <table:table-cell office:value-type="float" office:value="1389445554" calcext:value-type="float">
            <text:p>1389445554</text:p>
          </table:table-cell>
        </table:table-row>
        <table:table-row table:style-name="ro1">
          <table:table-cell table:number-columns-repeated="3"/>
          <table:table-cell office:value-type="date" office:date-value="1995-07-12" calcext:value-type="date">
            <text:p>12/07/95</text:p>
          </table:table-cell>
          <table:table-cell office:value-type="float" office:value="1655918317" calcext:value-type="float">
            <text:p>1655918317</text:p>
          </table:table-cell>
        </table:table-row>
        <table:table-row table:style-name="ro1">
          <table:table-cell table:number-columns-repeated="3"/>
          <table:table-cell office:value-type="date" office:date-value="1995-07-13" calcext:value-type="date">
            <text:p>13/07/95</text:p>
          </table:table-cell>
          <table:table-cell office:value-type="float" office:value="2620584219" calcext:value-type="float">
            <text:p>2620584219</text:p>
          </table:table-cell>
        </table:table-row>
        <table:table-row table:style-name="ro1">
          <table:table-cell table:number-columns-repeated="3"/>
          <table:table-cell office:value-type="date" office:date-value="1995-07-14" calcext:value-type="date">
            <text:p>14/07/95</text:p>
          </table:table-cell>
          <table:table-cell office:value-type="float" office:value="1965708230" calcext:value-type="float">
            <text:p>1965708230</text:p>
          </table:table-cell>
        </table:table-row>
        <table:table-row table:style-name="ro1">
          <table:table-cell table:number-columns-repeated="3"/>
          <table:table-cell office:value-type="date" office:date-value="1995-07-15" calcext:value-type="date">
            <text:p>15/07/95</text:p>
          </table:table-cell>
          <table:table-cell office:value-type="float" office:value="1029680261" calcext:value-type="float">
            <text:p>1029680261</text:p>
          </table:table-cell>
        </table:table-row>
        <table:table-row table:style-name="ro1">
          <table:table-cell table:number-columns-repeated="3"/>
          <table:table-cell office:value-type="date" office:date-value="1995-07-16" calcext:value-type="date">
            <text:p>16/07/95</text:p>
          </table:table-cell>
          <table:table-cell office:value-type="float" office:value="984363932" calcext:value-type="float">
            <text:p>984363932</text:p>
          </table:table-cell>
        </table:table-row>
        <table:table-row table:style-name="ro1">
          <table:table-cell table:number-columns-repeated="3"/>
          <table:table-cell office:value-type="date" office:date-value="1995-07-17" calcext:value-type="date">
            <text:p>17/07/95</text:p>
          </table:table-cell>
          <table:table-cell office:value-type="float" office:value="1448871372" calcext:value-type="float">
            <text:p>1448871372</text:p>
          </table:table-cell>
        </table:table-row>
        <table:table-row table:style-name="ro1">
          <table:table-cell table:number-columns-repeated="3"/>
          <table:table-cell office:value-type="date" office:date-value="1995-07-18" calcext:value-type="date">
            <text:p>18/07/95</text:p>
          </table:table-cell>
          <table:table-cell office:value-type="float" office:value="1218442215" calcext:value-type="float">
            <text:p>1218442215</text:p>
          </table:table-cell>
        </table:table-row>
        <table:table-row table:style-name="ro1">
          <table:table-cell table:number-columns-repeated="3"/>
          <table:table-cell office:value-type="date" office:date-value="1995-07-19" calcext:value-type="date">
            <text:p>19/07/95</text:p>
          </table:table-cell>
          <table:table-cell office:value-type="float" office:value="1363532225" calcext:value-type="float">
            <text:p>1363532225</text:p>
          </table:table-cell>
        </table:table-row>
        <table:table-row table:style-name="ro1">
          <table:table-cell table:number-columns-repeated="3"/>
          <table:table-cell office:value-type="date" office:date-value="1995-07-20" calcext:value-type="date">
            <text:p>20/07/95</text:p>
          </table:table-cell>
          <table:table-cell office:value-type="float" office:value="1230572834" calcext:value-type="float">
            <text:p>1230572834</text:p>
          </table:table-cell>
        </table:table-row>
        <table:table-row table:style-name="ro1">
          <table:table-cell table:number-columns-repeated="3"/>
          <table:table-cell office:value-type="date" office:date-value="1995-07-21" calcext:value-type="date">
            <text:p>21/07/95</text:p>
          </table:table-cell>
          <table:table-cell office:value-type="float" office:value="1123652155" calcext:value-type="float">
            <text:p>1123652155</text:p>
          </table:table-cell>
        </table:table-row>
        <table:table-row table:style-name="ro1">
          <table:table-cell table:number-columns-repeated="3"/>
          <table:table-cell office:value-type="date" office:date-value="1995-07-22" calcext:value-type="date">
            <text:p>22/07/95</text:p>
          </table:table-cell>
          <table:table-cell office:value-type="float" office:value="681152888" calcext:value-type="float">
            <text:p>681152888</text:p>
          </table:table-cell>
        </table:table-row>
        <table:table-row table:style-name="ro1">
          <table:table-cell table:number-columns-repeated="3"/>
          <table:table-cell office:value-type="date" office:date-value="1995-07-23" calcext:value-type="date">
            <text:p>23/07/95</text:p>
          </table:table-cell>
          <table:table-cell office:value-type="float" office:value="732251152" calcext:value-type="float">
            <text:p>732251152</text:p>
          </table:table-cell>
        </table:table-row>
        <table:table-row table:style-name="ro1">
          <table:table-cell table:number-columns-repeated="3"/>
          <table:table-cell office:value-type="date" office:date-value="1995-07-24" calcext:value-type="date">
            <text:p>24/07/95</text:p>
          </table:table-cell>
          <table:table-cell office:value-type="float" office:value="1244925902" calcext:value-type="float">
            <text:p>1244925902</text:p>
          </table:table-cell>
        </table:table-row>
        <table:table-row table:style-name="ro1">
          <table:table-cell table:number-columns-repeated="3"/>
          <table:table-cell office:value-type="date" office:date-value="1995-07-25" calcext:value-type="date">
            <text:p>25/07/95</text:p>
          </table:table-cell>
          <table:table-cell office:value-type="float" office:value="1142244809" calcext:value-type="float">
            <text:p>1142244809</text:p>
          </table:table-cell>
        </table:table-row>
        <table:table-row table:style-name="ro1">
          <table:table-cell table:number-columns-repeated="3"/>
          <table:table-cell office:value-type="date" office:date-value="1995-07-26" calcext:value-type="date">
            <text:p>26/07/95</text:p>
          </table:table-cell>
          <table:table-cell office:value-type="float" office:value="1028047311" calcext:value-type="float">
            <text:p>1028047311</text:p>
          </table:table-cell>
        </table:table-row>
        <table:table-row table:style-name="ro1">
          <table:table-cell table:number-columns-repeated="3"/>
          <table:table-cell office:value-type="date" office:date-value="1995-07-27" calcext:value-type="date">
            <text:p>27/07/95</text:p>
          </table:table-cell>
          <table:table-cell office:value-type="float" office:value="1139172589" calcext:value-type="float">
            <text:p>1139172589</text:p>
          </table:table-cell>
        </table:table-row>
        <table:table-row table:style-name="ro1">
          <table:table-cell table:number-columns-repeated="3"/>
          <table:table-cell office:value-type="date" office:date-value="1995-07-28" calcext:value-type="date">
            <text:p>28/07/95</text:p>
          </table:table-cell>
          <table:table-cell office:value-type="float" office:value="591365708" calcext:value-type="float">
            <text:p>591365708</text:p>
          </table:table-cell>
        </table:table-row>
      </table:table>
      <table:named-expressions/>
      <table:database-ranges>
        <table:database-range table:name="__Anonymous_Sheet_DB__1" table:target-range-address="Dados.D14:Dados.E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5:45:39.108462071</meta:creation-date>
    <meta:generator>LibreOffice/6.0.6.2$Linux_X86_64 LibreOffice_project/00m0$Build-2</meta:generator>
    <dc:date>2018-10-14T16:19:31.317278676</dc:date>
    <meta:editing-duration>PT33M51S</meta:editing-duration>
    <meta:editing-cycles>6</meta:editing-cycles>
    <meta:document-statistic meta:table-count="2" meta:cell-count="10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bar" chart:style-name="ch1">
        <chart:title svg:x="3.911cm" svg:y="0.315cm" chart:style-name="ch2">
          <text:p>Hosts com maior número de requisições</text:p>
        </chart:title>
        <chart:legend chart:legend-position="end" svg:x="12.42cm" svg:y="4.243cm" style:legend-expansion="high" chart:style-name="ch3"/>
        <chart:plot-area chart:style-name="ch4" table:cell-range-address="Dados.A1:Dados.B11" chart:data-source-has-labels="both" svg:x="0.32cm" svg:y="1.196cm" svg:width="11.78cm" svg:height="7.6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56cm" svg:y="1.205cm" svg:width="9.744cm" svg:height="4.72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Dados.A2:Dados.A1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Dados.B2:Dados.B11" chart:label-cell-address="Dados.B1:Dados.B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º de Requisições</text:p>
                <draw:g>
                  <svg:desc>Dados.B1:Dad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weba3y.prodigy.com</text:p>
                <draw:g>
                  <svg:desc>Dados.A2:Dados.A11</svg:desc>
                </draw:g>
              </table:table-cell>
              <table:table-cell office:value-type="float" office:value="17534">
                <text:p>17534</text:p>
                <draw:g>
                  <svg:desc>Dados.B2:Dados.B11</svg:desc>
                </draw:g>
              </table:table-cell>
            </table:table-row>
            <table:table-row>
              <table:table-cell office:value-type="string">
                <text:p>piweba4y.prodigy.com</text:p>
              </table:table-cell>
              <table:table-cell office:value-type="float" office:value="11496">
                <text:p>11496</text:p>
              </table:table-cell>
            </table:table-row>
            <table:table-row>
              <table:table-cell office:value-type="string">
                <text:p>piweba1y.prodigy.com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alyssa.prodigy.com</text:p>
              </table:table-cell>
              <table:table-cell office:value-type="float" office:value="7808">
                <text:p>7808</text:p>
              </table:table-cell>
            </table:table-row>
            <table:table-row>
              <table:table-cell office:value-type="string">
                <text:p>siltb10.orl.mmc.com</text:p>
              </table:table-cell>
              <table:table-cell office:value-type="float" office:value="7573">
                <text:p>7573</text:p>
              </table:table-cell>
            </table:table-row>
            <table:table-row>
              <table:table-cell office:value-type="string">
                <text:p>piweba2y.prodigy.com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edams.ksc.nasa.gov</text:p>
              </table:table-cell>
              <table:table-cell office:value-type="float" office:value="5410">
                <text:p>5410</text:p>
              </table:table-cell>
            </table:table-row>
            <table:table-row>
              <table:table-cell office:value-type="string">
                <text:p>163.206.89.4</text:p>
              </table:table-cell>
              <table:table-cell office:value-type="float" office:value="4906">
                <text:p>4906</text:p>
              </table:table-cell>
            </table:table-row>
            <table:table-row>
              <table:table-cell office:value-type="string">
                <text:p>news.ti.com</text:p>
              </table:table-cell>
              <table:table-cell office:value-type="float" office:value="4843">
                <text:p>4843</text:p>
              </table:table-cell>
            </table:table-row>
            <table:table-row>
              <table:table-cell office:value-type="string">
                <text:p>disarray.demon.co.uk</text:p>
              </table:table-cell>
              <table:table-cell office:value-type="float" office:value="4230">
                <text:p>42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ce181e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bar" chart:style-name="ch1">
        <chart:title svg:x="5.781cm" svg:y="0.315cm" chart:style-name="ch2">
          <text:p>Url's mais acessadas</text:p>
        </chart:title>
        <chart:legend chart:legend-position="end" svg:x="12.932cm" svg:y="4.242cm" style:legend-expansion="high" chart:style-name="ch3"/>
        <chart:plot-area chart:style-name="ch4" table:cell-range-address="Dados.D1:Dados.E11" chart:data-source-has-labels="both" svg:x="0.319cm" svg:y="1.196cm" svg:width="12.294cm" svg:height="7.62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5.33cm" svg:y="1.196cm" svg:width="6.983cm" svg:height="7.0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Dados.D2:Dados.D1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Dados.E2:Dados.E11" chart:label-cell-address="Dados.E1:Dados.E1" chart:class="chart:bar">
            <chart:data-point chart:style-name="ch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º de Acessos</text:p>
                <draw:g>
                  <svg:desc>Dados.E1:Dado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/images/NASA-logosmall.gif</text:p>
                <draw:g>
                  <svg:desc>Dados.D2:Dados.D11</svg:desc>
                </draw:g>
              </table:table-cell>
              <table:table-cell office:value-type="float" office:value="110683">
                <text:p>110683</text:p>
                <draw:g>
                  <svg:desc>Dados.E2:Dados.E11</svg:desc>
                </draw:g>
              </table:table-cell>
            </table:table-row>
            <table:table-row>
              <table:table-cell office:value-type="string">
                <text:p>/images/KSC-logosmall.gif</text:p>
              </table:table-cell>
              <table:table-cell office:value-type="float" office:value="89056">
                <text:p>89056</text:p>
              </table:table-cell>
            </table:table-row>
            <table:table-row>
              <table:table-cell office:value-type="string">
                <text:p>/images/MOSAIC-logosmall.gif</text:p>
              </table:table-cell>
              <table:table-cell office:value-type="float" office:value="60189">
                <text:p>60189</text:p>
              </table:table-cell>
            </table:table-row>
            <table:table-row>
              <table:table-cell office:value-type="string">
                <text:p>/images/USA-logosmall.gif</text:p>
              </table:table-cell>
              <table:table-cell office:value-type="float" office:value="59739">
                <text:p>59739</text:p>
              </table:table-cell>
            </table:table-row>
            <table:table-row>
              <table:table-cell office:value-type="string">
                <text:p>/images/WORLD-logosmall.gif</text:p>
              </table:table-cell>
              <table:table-cell office:value-type="float" office:value="59217">
                <text:p>59217</text:p>
              </table:table-cell>
            </table:table-row>
            <table:table-row>
              <table:table-cell office:value-type="string">
                <text:p>/images/ksclogo-medium.gif</text:p>
              </table:table-cell>
              <table:table-cell office:value-type="float" office:value="58521">
                <text:p>58521</text:p>
              </table:table-cell>
            </table:table-row>
            <table:table-row>
              <table:table-cell office:value-type="string">
                <text:p>/images/launch-logo.gif</text:p>
              </table:table-cell>
              <table:table-cell office:value-type="float" office:value="40657">
                <text:p>40657</text:p>
              </table:table-cell>
            </table:table-row>
            <table:table-row>
              <table:table-cell office:value-type="string">
                <text:p>/ksc.html</text:p>
              </table:table-cell>
              <table:table-cell office:value-type="float" office:value="40067">
                <text:p>40067</text:p>
              </table:table-cell>
            </table:table-row>
            <table:table-row>
              <table:table-cell office:value-type="string">
                <text:p>/shuttle/countdown/</text:p>
              </table:table-cell>
              <table:table-cell office:value-type="float" office:value="39848">
                <text:p>39848</text:p>
              </table:table-cell>
            </table:table-row>
            <table:table-row>
              <table:table-cell office:value-type="string">
                <text:p>/images/ksclogosmall.gif</text:p>
              </table:table-cell>
              <table:table-cell office:value-type="float" office:value="33434">
                <text:p>334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/>
    </style:style>
    <style:style style:name="ch5" style:family="chart" style:data-style-name="N37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743cm" svg:height="6.164cm" xlink:href=".." xlink:type="simple" chart:class="chart:circle" chart:style-name="ch1">
        <chart:title svg:x="1.041cm" svg:y="0.258cm" chart:style-name="ch2">
          <text:p>Comparativo gastos de bytes Julho/Agosto</text:p>
        </chart:title>
        <chart:legend chart:legend-position="end" svg:x="8.692cm" svg:y="2.613cm" style:legend-expansion="high" chart:style-name="ch3"/>
        <chart:plot-area chart:style-name="ch4" table:cell-range-address="Dados.A13:Dados.B15" chart:data-source-has-labels="both" svg:x="0.214cm" svg:y="1.082cm" svg:width="8.264cm" svg:height="4.95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214cm" svg:y="1.082cm" svg:width="8.264cm" svg:height="4.95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Dados.A14:Dados.A1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Dados.B14:Dados.B15" chart:label-cell-address="Dados.B13:Dados.B1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dade de bytes gastos</text:p>
                <draw:g>
                  <svg:desc>Dados.B13:Dados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ul / 95</text:p>
                <draw:g>
                  <svg:desc>Dados.A14:Dados.A15</svg:desc>
                </draw:g>
              </table:table-cell>
              <table:table-cell office:value-type="float" office:value="38447930041">
                <text:p>38447930041</text:p>
                <draw:g>
                  <svg:desc>Dados.B14:Dados.B15</svg:desc>
                </draw:g>
              </table:table-cell>
            </table:table-row>
            <table:table-row>
              <table:table-cell office:value-type="string">
                <text:p>Ago / 95</text:p>
              </table:table-cell>
              <table:table-cell office:value-type="float" office:value="26828341054">
                <text:p>268283410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864b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233cm" svg:height="7.226cm" xlink:href=".." xlink:type="simple" chart:class="chart:bar" chart:style-name="ch1">
        <chart:title svg:x="9.334cm" svg:y="0.279cm" chart:style-name="ch2">
          <text:p>Bytes gastos por dia Jul/95</text:p>
        </chart:title>
        <chart:legend chart:legend-position="end" svg:x="21.626cm" svg:y="3.353cm" style:legend-expansion="high" chart:style-name="ch3"/>
        <chart:plot-area chart:style-name="ch4" table:cell-range-address="Dados.D13:Dados.E41" chart:data-source-has-labels="both" svg:x="0.484cm" svg:y="1.124cm" svg:width="20.658cm" svg:height="5.9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893cm" svg:y="1.124cm" svg:width="17.942cm" svg:height="4.54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Dados.D14:Dados.D4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Dados.E14:Dados.E41" chart:label-cell-address="Dados.E13:Dados.E13" chart:class="chart:bar"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 gasto</text:p>
                <draw:g>
                  <svg:desc>Dados.E13:Dados.E13</svg:desc>
                </draw:g>
              </table:table-cell>
            </table:table-row>
          </table:table-header-rows>
          <table:table-rows>
            <table:table-row>
              <table:table-cell office:value-type="float" office:value="34881">
                <text:p>34881</text:p>
                <draw:g>
                  <svg:desc>Dados.D14:Dados.D41</svg:desc>
                </draw:g>
              </table:table-cell>
              <table:table-cell office:value-type="float" office:value="1131571377">
                <text:p>1131571377</text:p>
                <draw:g>
                  <svg:desc>Dados.E14:Dados.E41</svg:desc>
                </draw:g>
              </table:table-cell>
            </table:table-row>
            <table:table-row>
              <table:table-cell office:value-type="float" office:value="34882">
                <text:p>34882</text:p>
              </table:table-cell>
              <table:table-cell office:value-type="float" office:value="1513450635">
                <text:p>1513450635</text:p>
              </table:table-cell>
            </table:table-row>
            <table:table-row>
              <table:table-cell office:value-type="float" office:value="34883">
                <text:p>34883</text:p>
              </table:table-cell>
              <table:table-cell office:value-type="float" office:value="2077454970">
                <text:p>2077454970</text:p>
              </table:table-cell>
            </table:table-row>
            <table:table-row>
              <table:table-cell office:value-type="float" office:value="34884">
                <text:p>34884</text:p>
              </table:table-cell>
              <table:table-cell office:value-type="float" office:value="1808048849">
                <text:p>1808048849</text:p>
              </table:table-cell>
            </table:table-row>
            <table:table-row>
              <table:table-cell office:value-type="float" office:value="34885">
                <text:p>34885</text:p>
              </table:table-cell>
              <table:table-cell office:value-type="float" office:value="2059450446">
                <text:p>2059450446</text:p>
              </table:table-cell>
            </table:table-row>
            <table:table-row>
              <table:table-cell office:value-type="float" office:value="34886">
                <text:p>34886</text:p>
              </table:table-cell>
              <table:table-cell office:value-type="float" office:value="2154095157">
                <text:p>2154095157</text:p>
              </table:table-cell>
            </table:table-row>
            <table:table-row>
              <table:table-cell office:value-type="float" office:value="34887">
                <text:p>34887</text:p>
              </table:table-cell>
              <table:table-cell office:value-type="float" office:value="2025709091">
                <text:p>2025709091</text:p>
              </table:table-cell>
            </table:table-row>
            <table:table-row>
              <table:table-cell office:value-type="float" office:value="34888">
                <text:p>34888</text:p>
              </table:table-cell>
              <table:table-cell office:value-type="float" office:value="973806364">
                <text:p>973806364</text:p>
              </table:table-cell>
            </table:table-row>
            <table:table-row>
              <table:table-cell office:value-type="float" office:value="34889">
                <text:p>34889</text:p>
              </table:table-cell>
              <table:table-cell office:value-type="float" office:value="780420575">
                <text:p>780420575</text:p>
              </table:table-cell>
            </table:table-row>
            <table:table-row>
              <table:table-cell office:value-type="float" office:value="34890">
                <text:p>34890</text:p>
              </table:table-cell>
              <table:table-cell office:value-type="float" office:value="1333990904">
                <text:p>1333990904</text:p>
              </table:table-cell>
            </table:table-row>
            <table:table-row>
              <table:table-cell office:value-type="float" office:value="34891">
                <text:p>34891</text:p>
              </table:table-cell>
              <table:table-cell office:value-type="float" office:value="1389445554">
                <text:p>1389445554</text:p>
              </table:table-cell>
            </table:table-row>
            <table:table-row>
              <table:table-cell office:value-type="float" office:value="34892">
                <text:p>34892</text:p>
              </table:table-cell>
              <table:table-cell office:value-type="float" office:value="1655918317">
                <text:p>1655918317</text:p>
              </table:table-cell>
            </table:table-row>
            <table:table-row>
              <table:table-cell office:value-type="float" office:value="34893">
                <text:p>34893</text:p>
              </table:table-cell>
              <table:table-cell office:value-type="float" office:value="2620584219">
                <text:p>2620584219</text:p>
              </table:table-cell>
            </table:table-row>
            <table:table-row>
              <table:table-cell office:value-type="float" office:value="34894">
                <text:p>34894</text:p>
              </table:table-cell>
              <table:table-cell office:value-type="float" office:value="1965708230">
                <text:p>1965708230</text:p>
              </table:table-cell>
            </table:table-row>
            <table:table-row>
              <table:table-cell office:value-type="float" office:value="34895">
                <text:p>34895</text:p>
              </table:table-cell>
              <table:table-cell office:value-type="float" office:value="1029680261">
                <text:p>1029680261</text:p>
              </table:table-cell>
            </table:table-row>
            <table:table-row>
              <table:table-cell office:value-type="float" office:value="34896">
                <text:p>34896</text:p>
              </table:table-cell>
              <table:table-cell office:value-type="float" office:value="984363932">
                <text:p>984363932</text:p>
              </table:table-cell>
            </table:table-row>
            <table:table-row>
              <table:table-cell office:value-type="float" office:value="34897">
                <text:p>34897</text:p>
              </table:table-cell>
              <table:table-cell office:value-type="float" office:value="1448871372">
                <text:p>1448871372</text:p>
              </table:table-cell>
            </table:table-row>
            <table:table-row>
              <table:table-cell office:value-type="float" office:value="34898">
                <text:p>34898</text:p>
              </table:table-cell>
              <table:table-cell office:value-type="float" office:value="1218442215">
                <text:p>1218442215</text:p>
              </table:table-cell>
            </table:table-row>
            <table:table-row>
              <table:table-cell office:value-type="float" office:value="34899">
                <text:p>34899</text:p>
              </table:table-cell>
              <table:table-cell office:value-type="float" office:value="1363532225">
                <text:p>1363532225</text:p>
              </table:table-cell>
            </table:table-row>
            <table:table-row>
              <table:table-cell office:value-type="float" office:value="34900">
                <text:p>34900</text:p>
              </table:table-cell>
              <table:table-cell office:value-type="float" office:value="1230572834">
                <text:p>1230572834</text:p>
              </table:table-cell>
            </table:table-row>
            <table:table-row>
              <table:table-cell office:value-type="float" office:value="34901">
                <text:p>34901</text:p>
              </table:table-cell>
              <table:table-cell office:value-type="float" office:value="1123652155">
                <text:p>1123652155</text:p>
              </table:table-cell>
            </table:table-row>
            <table:table-row>
              <table:table-cell office:value-type="float" office:value="34902">
                <text:p>34902</text:p>
              </table:table-cell>
              <table:table-cell office:value-type="float" office:value="681152888">
                <text:p>681152888</text:p>
              </table:table-cell>
            </table:table-row>
            <table:table-row>
              <table:table-cell office:value-type="float" office:value="34903">
                <text:p>34903</text:p>
              </table:table-cell>
              <table:table-cell office:value-type="float" office:value="732251152">
                <text:p>732251152</text:p>
              </table:table-cell>
            </table:table-row>
            <table:table-row>
              <table:table-cell office:value-type="float" office:value="34904">
                <text:p>34904</text:p>
              </table:table-cell>
              <table:table-cell office:value-type="float" office:value="1244925902">
                <text:p>1244925902</text:p>
              </table:table-cell>
            </table:table-row>
            <table:table-row>
              <table:table-cell office:value-type="float" office:value="34905">
                <text:p>34905</text:p>
              </table:table-cell>
              <table:table-cell office:value-type="float" office:value="1142244809">
                <text:p>1142244809</text:p>
              </table:table-cell>
            </table:table-row>
            <table:table-row>
              <table:table-cell office:value-type="float" office:value="34906">
                <text:p>34906</text:p>
              </table:table-cell>
              <table:table-cell office:value-type="float" office:value="1028047311">
                <text:p>1028047311</text:p>
              </table:table-cell>
            </table:table-row>
            <table:table-row>
              <table:table-cell office:value-type="float" office:value="34907">
                <text:p>34907</text:p>
              </table:table-cell>
              <table:table-cell office:value-type="float" office:value="1139172589">
                <text:p>1139172589</text:p>
              </table:table-cell>
            </table:table-row>
            <table:table-row>
              <table:table-cell office:value-type="float" office:value="34908">
                <text:p>34908</text:p>
              </table:table-cell>
              <table:table-cell office:value-type="float" office:value="591365708">
                <text:p>5913657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